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vegacion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Cantidad de iters</text:p>
          </table:table-cell>
          <table:table-cell office:value-type="string" calcext:value-type="string">
            <text:p>Tiempo por iteracion microseg</text:p>
          </table:table-cell>
          <table:table-cell office:value-type="string" calcext:value-type="string">
            <text:p>Segund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000.4" calcext:value-type="float">
            <text:p>186000.4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186000.4" calcext:value-type="float">
            <text:p>186000.4</text:p>
          </table:table-cell>
          <table:table-cell table:formula="of:=[.D3]*POWER(10;-6)" office:value-type="float" office:value="0.1860004" calcext:value-type="float">
            <text:p>0.18600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63989.4" calcext:value-type="float">
            <text:p>963989.4</text:p>
          </table:table-cell>
          <table:table-cell office:value-type="float" office:value="5" calcext:value-type="float">
            <text:p>5</text:p>
          </table:table-cell>
          <table:table-cell table:formula="of:=[.B4]/[.C4]" office:value-type="float" office:value="192797.88" calcext:value-type="float">
            <text:p>192797.88</text:p>
          </table:table-cell>
          <table:table-cell table:formula="of:=[.D4]*POWER(10;-6)" office:value-type="float" office:value="0.19279788" calcext:value-type="float">
            <text:p>0.1927978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19817.1" calcext:value-type="float">
            <text:p>1119817.1</text:p>
          </table:table-cell>
          <table:table-cell office:value-type="float" office:value="6" calcext:value-type="float">
            <text:p>6</text:p>
          </table:table-cell>
          <table:table-cell table:formula="of:=[.B5]/[.C5]" office:value-type="float" office:value="186636.183333333" calcext:value-type="float">
            <text:p>186636.183333333</text:p>
          </table:table-cell>
          <table:table-cell table:formula="of:=[.D5]*POWER(10;-6)" office:value-type="float" office:value="0.186636183333333" calcext:value-type="float">
            <text:p>0.18663618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07910.4" calcext:value-type="float">
            <text:p>1507910.4</text:p>
          </table:table-cell>
          <table:table-cell office:value-type="float" office:value="8" calcext:value-type="float">
            <text:p>8</text:p>
          </table:table-cell>
          <table:table-cell table:formula="of:=[.B6]/[.C6]" office:value-type="float" office:value="188488.8" calcext:value-type="float">
            <text:p>188488.8</text:p>
          </table:table-cell>
          <table:table-cell table:formula="of:=[.D6]*POWER(10;-6)" office:value-type="float" office:value="0.1884888" calcext:value-type="float">
            <text:p>0.188488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40323.2" calcext:value-type="float">
            <text:p>1940323.2</text:p>
          </table:table-cell>
          <table:table-cell office:value-type="float" office:value="10" calcext:value-type="float">
            <text:p>10</text:p>
          </table:table-cell>
          <table:table-cell table:formula="of:=[.B7]/[.C7]" office:value-type="float" office:value="194032.32" calcext:value-type="float">
            <text:p>194032.32</text:p>
          </table:table-cell>
          <table:table-cell table:formula="of:=[.D7]*POWER(10;-6)" office:value-type="float" office:value="0.19403232" calcext:value-type="float">
            <text:p>0.1940323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16908.3" calcext:value-type="float">
            <text:p>2516908.3</text:p>
          </table:table-cell>
          <table:table-cell office:value-type="float" office:value="13" calcext:value-type="float">
            <text:p>13</text:p>
          </table:table-cell>
          <table:table-cell table:formula="of:=[.B8]/[.C8]" office:value-type="float" office:value="193608.330769231" calcext:value-type="float">
            <text:p>193608.330769231</text:p>
          </table:table-cell>
          <table:table-cell table:formula="of:=[.D8]*POWER(10;-6)" office:value-type="float" office:value="0.193608330769231" calcext:value-type="float">
            <text:p>0.19360833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88093.4" calcext:value-type="float">
            <text:p>3188093.4</text:p>
          </table:table-cell>
          <table:table-cell office:value-type="float" office:value="17" calcext:value-type="float">
            <text:p>17</text:p>
          </table:table-cell>
          <table:table-cell table:formula="of:=[.B9]/[.C9]" office:value-type="float" office:value="187534.905882353" calcext:value-type="float">
            <text:p>187534.905882353</text:p>
          </table:table-cell>
          <table:table-cell table:formula="of:=[.D9]*POWER(10;-6)" office:value-type="float" office:value="0.187534905882353" calcext:value-type="float">
            <text:p>0.18753490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476442.8" calcext:value-type="float">
            <text:p>4476442.8</text:p>
          </table:table-cell>
          <table:table-cell office:value-type="float" office:value="24" calcext:value-type="float">
            <text:p>24</text:p>
          </table:table-cell>
          <table:table-cell table:formula="of:=[.B10]/[.C10]" office:value-type="float" office:value="186518.45" calcext:value-type="float">
            <text:p>186518.45</text:p>
          </table:table-cell>
          <table:table-cell table:formula="of:=[.D10]*POWER(10;-6)" office:value-type="float" office:value="0.18651845" calcext:value-type="float">
            <text:p>0.1865184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086708.9" calcext:value-type="float">
            <text:p>7086708.9</text:p>
          </table:table-cell>
          <table:table-cell office:value-type="float" office:value="38" calcext:value-type="float">
            <text:p>38</text:p>
          </table:table-cell>
          <table:table-cell table:formula="of:=[.B11]/[.C11]" office:value-type="float" office:value="186492.339473684" calcext:value-type="float">
            <text:p>186492.339473684</text:p>
          </table:table-cell>
          <table:table-cell table:formula="of:=[.D11]*POWER(10;-6)" office:value-type="float" office:value="0.186492339473684" calcext:value-type="float">
            <text:p>0.18649233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376059.9" calcext:value-type="float">
            <text:p>14376059.9</text:p>
          </table:table-cell>
          <table:table-cell office:value-type="float" office:value="77" calcext:value-type="float">
            <text:p>77</text:p>
          </table:table-cell>
          <table:table-cell table:formula="of:=[.B12]/[.C12]" office:value-type="float" office:value="186702.076623377" calcext:value-type="float">
            <text:p>186702.076623377</text:p>
          </table:table-cell>
          <table:table-cell table:formula="of:=[.D12]*POWER(10;-6)" office:value-type="float" office:value="0.186702076623377" calcext:value-type="float">
            <text:p>0.186702076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medio</text:p>
          </table:table-cell>
          <table:table-cell table:formula="of:=AVERAGE([.D3:.D12])" office:value-type="float" office:value="188881.168608198" calcext:value-type="float">
            <text:p>188881.168608198</text:p>
          </table:table-cell>
          <table:table-cell table:formula="of:=AVERAGE([.E3:.E12])" office:value-type="float" office:value="0.188881168608198" calcext:value-type="float">
            <text:p>0.1888811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v Estandar</text:p>
          </table:table-cell>
          <table:table-cell table:formula="of:=STDEV([.D3:.D12])" office:value-type="float" office:value="3258.55454881476" calcext:value-type="float">
            <text:p>3258.5545488148</text:p>
          </table:table-cell>
          <table:table-cell table:formula="of:=STDEV([.E3:.E12])" office:value-type="float" office:value="0.00325855454881476" calcext:value-type="float">
            <text:p>0.0032585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MIN([.D3:.D12])" office:value-type="float" office:value="186000.4" calcext:value-type="float">
            <text:p>186000.4</text:p>
          </table:table-cell>
          <table:table-cell table:formula="of:=MIN([.E3:.E12])" office:value-type="float" office:value="0.1860004" calcext:value-type="float">
            <text:p>0.1860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3:.D12])" office:value-type="float" office:value="194032.32" calcext:value-type="float">
            <text:p>194032.32</text:p>
          </table:table-cell>
          <table:table-cell table:formula="of:=MAX([.E3:.E12])" office:value-type="float" office:value="0.19403232" calcext:value-type="float">
            <text:p>0.19403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2:38:21.548569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06:32.956091052</meta:creation-date>
    <dc:date>2015-10-03T12:57:01.456115708</dc:date>
    <meta:editing-duration>PT28M34S</meta:editing-duration>
    <meta:editing-cycles>6</meta:editing-cycles>
    <meta:generator>LibreOffice/4.4.3.2$Linux_X86_64 LibreOffice_project/40m0$Build-2</meta:generator>
    <meta:document-statistic meta:table-count="1" meta:cell-count="67" meta:object-count="0"/>
  </office:meta>
</office:document-meta>
</file>